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l_3e_">
      <style:text-properties officeooo:paragraph-rsid="0019f484"/>
    </style:style>
    <style:style style:name="P2" style:family="paragraph" style:parent-style-name="_3c_l_3e_">
      <style:text-properties officeooo:paragraph-rsid="001cf1e5"/>
    </style:style>
    <style:style style:name="P3" style:family="paragraph" style:parent-style-name="_3c_l_3e_">
      <style:text-properties officeooo:rsid="001cf1e5" officeooo:paragraph-rsid="001cf1e5"/>
    </style:style>
    <style:style style:name="P4" style:family="paragraph" style:parent-style-name="_3c_l_3e_">
      <style:text-properties officeooo:rsid="001e27cf" officeooo:paragraph-rsid="001e27cf"/>
    </style:style>
    <style:style style:name="P5" style:family="paragraph" style:parent-style-name="_3c_l_3e_">
      <style:text-properties officeooo:rsid="001e6f07" officeooo:paragraph-rsid="001e6f07"/>
    </style:style>
    <style:style style:name="P6" style:family="paragraph" style:parent-style-name="_3c_l_3e_">
      <style:text-properties officeooo:rsid="001eabad" officeooo:paragraph-rsid="001eabad"/>
    </style:style>
    <style:style style:name="P7" style:family="paragraph" style:parent-style-name="_3c_l_3e_">
      <style:text-properties fo:font-style="normal" officeooo:rsid="001eabad" officeooo:paragraph-rsid="001eabad" style:font-style-asian="normal" style:font-style-complex="normal"/>
    </style:style>
    <style:style style:name="P8" style:family="paragraph" style:parent-style-name="_3c_l_3e_">
      <style:text-properties fo:font-style="normal" officeooo:rsid="001f221c" officeooo:paragraph-rsid="001f221c" style:font-style-asian="normal" style:font-style-complex="normal"/>
    </style:style>
    <style:style style:name="P9" style:family="paragraph" style:parent-style-name="_3c_l_3e_">
      <style:text-properties fo:font-style="normal" officeooo:rsid="001cf1e5" officeooo:paragraph-rsid="001cf1e5" style:font-style-asian="normal" style:font-style-complex="normal"/>
    </style:style>
    <style:style style:name="P10" style:family="paragraph" style:parent-style-name="_3c_l_3e_">
      <style:text-properties fo:font-style="normal" officeooo:rsid="001e27cf" officeooo:paragraph-rsid="001e27cf" style:font-style-asian="normal" style:font-style-complex="normal"/>
    </style:style>
    <style:style style:name="P11" style:family="paragraph" style:parent-style-name="_3c_l_3e_">
      <style:text-properties fo:font-style="normal" officeooo:rsid="001e6f07" officeooo:paragraph-rsid="001e6f07" style:font-style-asian="normal" style:font-style-complex="normal"/>
    </style:style>
    <style:style style:name="P12" style:family="paragraph" style:parent-style-name="_3c_l_3e_">
      <style:text-properties officeooo:rsid="001f221c" officeooo:paragraph-rsid="001f221c"/>
    </style:style>
    <style:style style:name="P13" style:family="paragraph" style:parent-style-name="_3c_l_3e_">
      <style:text-properties officeooo:rsid="001f221c" officeooo:paragraph-rsid="001f70c8"/>
    </style:style>
    <style:style style:name="P14" style:family="paragraph" style:parent-style-name="_3c_l_3e_">
      <style:text-properties officeooo:rsid="001f70c8" officeooo:paragraph-rsid="001f70c8"/>
    </style:style>
    <style:style style:name="T1" style:family="text">
      <style:text-properties officeooo:rsid="0019f48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9f484" style:font-style-asian="normal" style:font-style-complex="normal"/>
    </style:style>
    <style:style style:name="T5" style:family="text">
      <style:text-properties fo:font-style="normal" officeooo:rsid="001cf1e5" style:font-style-asian="normal" style:font-style-complex="normal"/>
    </style:style>
    <style:style style:name="T6" style:family="text">
      <style:text-properties fo:font-style="normal" officeooo:rsid="001e6f07" style:font-style-asian="normal" style:font-style-complex="normal"/>
    </style:style>
    <style:style style:name="T7" style:family="text">
      <style:text-properties fo:font-style="normal" officeooo:rsid="001f221c" style:font-style-asian="normal" style:font-style-complex="normal"/>
    </style:style>
    <style:style style:name="T8" style:family="text">
      <style:text-properties fo:font-style="normal" officeooo:rsid="001f70c8" style:font-style-asian="normal" style:font-style-complex="normal"/>
    </style:style>
    <style:style style:name="T9" style:family="text">
      <style:text-properties fo:font-style="normal" officeooo:rsid="00217bfc" style:font-style-asian="normal" style:font-style-complex="normal"/>
    </style:style>
    <style:style style:name="T10" style:family="text">
      <style:text-properties officeooo:rsid="001cf1e5"/>
    </style:style>
    <style:style style:name="T11" style:family="text">
      <style:text-properties officeooo:rsid="001f70c8"/>
    </style:style>
    <style:style style:name="T12" style:family="text">
      <style:text-properties officeooo:rsid="00217bfc"/>
    </style:style>
    <style:style style:name="T13" style:family="text">
      <style:text-properties officeooo:rsid="002242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rphée<text:line-break/>Cantate avec s<text:span text:style-name="T1">y</text:span>mphonie</text:h>
      <text:p text:style-name="P2">Moy qui chantay jadis le célèbre Car<text:span text:style-name="T10">t</text:span>ouche,</text:p>
      <text:p text:style-name="P2"><text:span text:style-name="T10">C</text:span>e gran<text:span text:style-name="T10">d Tueur d’Exempts, ce fier Tapeur de mouche,</text:span></text:p>
      <text:p text:style-name="P3">Je chante maintenant le Phœnix des Époux.</text:p>
      <text:p text:style-name="P3">Ses amis les plus chers avoient beau crier tous :</text:p>
      <text:p text:style-name="P3">« N’allez point aux Enfers, laissez-la votre femme !</text:p>
      <text:p text:style-name="P3">Elle est deffunte ? Hé bien, Dieu veille avoir son ame !</text:p>
      <text:p text:style-name="P3">Pourquoy courir chercher une Épouse si loin ?</text:p>
      <text:p text:style-name="P3">Y pensez-vous ? Dieux, quelle extravagance !</text:p>
      <text:p text:style-name="P3">Ah ! qu’il est de Maris en France</text:p>
      <text:p text:style-name="P3">Qui ne prendroient pas tant de soin !</text:p>
      <text:p text:style-name="P3">Profitez de votre veuvage ;</text:p>
      <text:p text:style-name="P3">Songez à quels perils ce projet vous engage ;</text:p>
      <text:p text:style-name="P3">En vain pour revenir vous feriez mille efforts ;</text:p>
      <text:p text:style-name="P3">On ne voit point deux fois le rivage des Morts. »</text:p>
      <text:p text:style-name="P3">« Retirez-vous, dit-il, Troupe lâche et jalouse.</text:p>
      <text:p text:style-name="P3">Je pourrois oublier une si chere Épouse !</text:p>
      <text:p text:style-name="P3">De ses vertus mon cœur sera toujours épris.</text:p>
      <text:p text:style-name="P3">Une femme fidelle est un tresor sans prix.</text:p>
      <text:p text:style-name="P3">Ainsi malgré tout ce qu’on put luy dire</text:p>
      <text:p text:style-name="P3">Il partit, ramena l’objet de son martire.</text:p>
      <text:p text:style-name="P3">Hélas, est-il encor de ce Maris constants ?</text:p>
      <text:p text:style-name="P3">Ces miracles d’amour ? Ce n’est est plus le temps.</text:p>
      <text:p text:style-name="P3">Mais entrons en matiere, et sans craindre la fronde</text:p>
      <text:p text:style-name="P3">Va, fruit de mes travaux, pousse-toy dans le monde.</text:p>
      <text:p text:style-name="P3">Puisse-tu, ma Cantate, avoir un heureux sort</text:p>
      <text:p text:style-name="P3">Et de maints bons écus remplir mon coffre fort !</text:p>
      <text:p text:style-name="_3c_label_3e_">Récitatif</text:p>
      <text:p text:style-name="P1"><text:span text:style-name="_3c_pb_3e_"><text:span text:style-name="T4">[2]</text:span></text:span><text:span text:style-name="T5">Le fameux chantre de la Trace</text:span></text:p>
      <text:p text:style-name="P9">Par les regrets les plus touchans</text:p>
      <text:p text:style-name="P9">Déploroit ainsi sa disgrace,</text:p>
      <text:p text:style-name="P9">Courant <text:span text:style-name="T13">come un fou </text:span>par les champs :</text:p>
      <text:p text:style-name="_3c_label_3e_">Air</text:p>
      <text:p text:style-name="P3"><text:span text:style-name="_3c_pb_3e_"><text:span text:style-name="T4">[</text:span></text:span><text:span text:style-name="_3c_pb_3e_"><text:span text:style-name="T3">3</text:span></text:span><text:span text:style-name="_3c_pb_3e_"><text:span text:style-name="T4">]</text:span></text:span><text:span text:style-name="T3">« Rien ne peut soulager la douleur qui me presse ;</text:span></text:p>
      <text:p text:style-name="P9">Je ne revéray plus l’objet de ma tendresse ;</text:p>
      <text:p text:style-name="P9">L’amour, le tendre amour, nous unissoit tous deux ;</text:p>
      <text:p text:style-name="P9">Hélas, fut-il jamais amant plus malheureux.</text:p>
      <text:p text:style-name="P9"/>
      <text:p text:style-name="P9">Or écoutez, petits et grands,</text:p>
      <text:p text:style-name="P9">Mon méchef et mes accidents…</text:p>
      <text:p text:style-name="P9">Mais à qui tien-je un tel langage ?</text:p>
      <text:p text:style-name="P9">À qui dans ce desert sauvage</text:p>
      <text:p text:style-name="P9">Veux-je apprendre mon triste état ?</text:p>
      <text:p text:style-name="P9">Il n’est icy ny chien ny chat.</text:p>
      <text:p text:style-name="_3c_label_3e_">Deuxième couplet</text:p>
      <text:p text:style-name="P10">Faut-il mes plaintes ravaler</text:p>
      <text:p text:style-name="P10">En si beau sujet de parler ?</text:p>
      <text:p text:style-name="P10">Faut-il perdre vers et musique ?</text:p>
      <text:p text:style-name="P10">J’avois des choses magnifiques,</text:p>
      <text:p text:style-name="P10"><text:soft-page-break/>Plaignons-nous du moins aux Écos.</text:p>
      <text:p text:style-name="P10">Imittons les tendres heros.</text:p>
      <text:p text:style-name="P10"/>
      <text:p text:style-name="P10">Fidelles Écos de ces bois</text:p>
      <text:p text:style-name="P4"><text:span text:style-name="T3">Cessez de répondre à ma </text:span><text:span text:style-name="_3c_pb_3e_"><text:span text:style-name="T4">[</text:span></text:span><text:span text:style-name="_3c_pb_3e_"><text:span text:style-name="T3">4</text:span></text:span><text:span text:style-name="_3c_pb_3e_"><text:span text:style-name="T4">]</text:span></text:span><text:span text:style-name="T3">voix :</text:span></text:p>
      <text:p text:style-name="P10">Fidelles. La mort, cette barbare, et bien !</text:p>
      <text:p text:style-name="P10">Pour jamais nous separe, vous m’entendez bien.</text:p>
      <text:p text:style-name="P10"/>
      <text:p text:style-name="P10">Pourquoy tant pleurer et me plaindre encore !</text:p>
      <text:p text:style-name="P10">Allons retirer celle que j’adore ;</text:p>
      <text:p text:style-name="P10">Le Roy du sombre manoir</text:p>
      <text:p text:style-name="P10">N’est pas si Diable qu’il est noir.</text:p>
      <text:p text:style-name="P10"/>
      <text:p text:style-name="P4"><text:span text:style-name="_3c_pb_3e_"><text:span text:style-name="T4">[</text:span></text:span><text:span text:style-name="_3c_pb_3e_"><text:span text:style-name="T3">6</text:span></text:span><text:span text:style-name="_3c_pb_3e_"><text:span text:style-name="T4">]</text:span></text:span><text:span text:style-name="T3">Décendons chez Pluton, Raplon, décendon chez Pluton ;</text:span></text:p>
      <text:p text:style-name="P10">Par quelque chansonette attendrissons ce Barbon, Raplon.</text:p>
      <text:p text:style-name="P10">Ramenons ma Poulette, mon joly tendron.</text:p>
      <text:p text:style-name="P10"/>
      <text:p text:style-name="P4"><text:span text:style-name="_3c_pb_3e_"><text:span text:style-name="T4">[</text:span></text:span><text:span text:style-name="_3c_pb_3e_"><text:span text:style-name="T3">7</text:span></text:span><text:span text:style-name="_3c_pb_3e_"><text:span text:style-name="T4">]</text:span></text:span><text:span text:style-name="T3">Je commence à prendre courage ;</text:span></text:p>
      <text:p text:style-name="P10">Ce gouffre obscur m’ouvre un passage</text:p>
      <text:p text:style-name="P10">Pour pénétrer aux sombres bords :</text:p>
      <text:p text:style-name="P10">C’est trop faire icy le Jocrisse ;</text:p>
      <text:p text:style-name="P10">J’aime autant rester chez les morts</text:p>
      <text:p text:style-name="P10">Que d’être au lit sans Euridice.</text:p>
      <text:p text:style-name="_3c_label_3e_">Air gai</text:p>
      <text:p text:style-name="P10">Allez Orphée, allez au Diable,</text:p>
      <text:p text:style-name="P4"><text:span text:style-name="T3">Servez d’exemple à </text:span><text:span text:style-name="_3c_pb_3e_"><text:span text:style-name="T4">[</text:span></text:span><text:span text:style-name="_3c_pb_3e_"><text:span text:style-name="T3">8</text:span></text:span><text:span text:style-name="_3c_pb_3e_"><text:span text:style-name="T4">]</text:span></text:span><text:span text:style-name="T3">l’univers ;</text:span></text:p>
      <text:p text:style-name="P10">Pour rejoindre un objet aimable</text:p>
      <text:p text:style-name="P10">Il est beau d’aller aux Enfers :</text:p>
      <text:p text:style-name="P10">Partez, courez au Sombre empire,</text:p>
      <text:p text:style-name="P10">ta ta le ri ta ta le ri ta ta le rire.</text:p>
      <text:p text:style-name="P10"/>
      <text:p text:style-name="P10">Notre amant se met en chemin</text:p>
      <text:p text:style-name="P10">Et dans l’Empire souterrain</text:p>
      <text:p text:style-name="P10"><text:span text:style-name="T12">I</text:span>l dégringole en moins de rien,</text:p>
      <text:p text:style-name="P10">Ô reguingué, ô lonlala,</text:p>
      <text:p text:style-name="P10">Et malgré Cerbère et la Parque</text:p>
      <text:p text:style-name="P10">Parvient jusqu’au piés du Monarque.</text:p>
      <text:p text:style-name="P10"/>
      <text:p text:style-name="P10">Après s’être un peu rajusté ;</text:p>
      <text:p text:style-name="P10">Son luth tout d’or bien accordé ;</text:p>
      <text:p text:style-name="P4"><text:span text:style-name="T3">De </text:span><text:span text:style-name="T6">presens tout son cou cr</text:span><text:span text:style-name="T9">a</text:span><text:span text:style-name="T6">ché</text:span></text:p>
      <text:p text:style-name="P11">Lon lan la derirette</text:p>
      <text:p text:style-name="P11">Il tient le discours que voicy</text:p>
      <text:p text:style-name="P11">Lon lan la deriry :</text:p>
      <text:p text:style-name="P11"/>
      <text:p text:style-name="P5"><text:span text:style-name="_3c_pb_3e_"><text:span text:style-name="T4">[</text:span></text:span><text:span text:style-name="_3c_pb_3e_"><text:span text:style-name="T3">10</text:span></text:span><text:span text:style-name="_3c_pb_3e_"><text:span text:style-name="T4">]</text:span></text:span><text:span text:style-name="T3">Prince enfumé de ces Royaumes Sombres,</text:span></text:p>
      <text:p text:style-name="P11">Je suis (dit-on) le fils du Dieu du jour,</text:p>
      <text:p text:style-name="P11">Plus malheureux que vos plus tristes Ombres ;</text:p>
      <text:p text:style-name="P5"><text:span text:style-name="T3">Et mon malheur </text:span><text:span text:style-name="_3c_pb_3e_"><text:span text:style-name="T4">[</text:span></text:span><text:span text:style-name="_3c_pb_3e_"><text:span text:style-name="T3">11</text:span></text:span><text:span text:style-name="_3c_pb_3e_"><text:span text:style-name="T4">]</text:span></text:span><text:span text:style-name="T3">est causé par l’Amour.</text:span></text:p>
      <text:p text:style-name="P11"/>
      <text:p text:style-name="P5"><text:span text:style-name="_3c_pb_3e_"><text:span text:style-name="T4">[</text:span></text:span><text:span text:style-name="_3c_pb_3e_"><text:span text:style-name="T3">12</text:span></text:span><text:span text:style-name="_3c_pb_3e_"><text:span text:style-name="T4">]</text:span></text:span><text:span text:style-name="T3">On m’a ravy méchament ma femme Euridice ;</text:span></text:p>
      <text:p text:style-name="P11">Un vilain maudit Serpent remply de malice</text:p>
      <text:p text:style-name="P11"><text:soft-page-break/>La guettant sur le gazon</text:p>
      <text:p text:style-name="P11">L’a piquée en trahison.</text:p>
      <text:p text:style-name="P11">Ah, quelle injustice !</text:p>
      <text:p text:style-name="P11"/>
      <text:p text:style-name="P5"><text:span text:style-name="_3c_pb_3e_"><text:span text:style-name="T4">[</text:span></text:span><text:span text:style-name="_3c_pb_3e_"><text:span text:style-name="T3">13</text:span></text:span><text:span text:style-name="_3c_pb_3e_"><text:span text:style-name="T4">]</text:span></text:span><text:span text:style-name="T3">Le Prince en face noire repond : « Pati pata,</text:span></text:p>
      <text:p text:style-name="P11">Innocent, peut-tu croire que l’on te la rendra ?</text:p>
      <text:p text:style-name="P11">Pour en perdre la mémoire</text:p>
      <text:p text:style-name="P11">Dans le fleuve d’oubly va t’en boire. »</text:p>
      <text:p text:style-name="P11"/>
      <text:p text:style-name="P6"><text:span text:style-name="_3c_pb_3e_"><text:span text:style-name="T4">[</text:span></text:span><text:span text:style-name="_3c_pb_3e_"><text:span text:style-name="T6">1</text:span></text:span><text:span text:style-name="_3c_pb_3e_"><text:span text:style-name="T3">4</text:span></text:span><text:span text:style-name="_3c_pb_3e_"><text:span text:style-name="T4">]</text:span></text:span><text:span text:style-name="T3">Du sort réparez le caprice,</text:span></text:p>
      <text:p text:style-name="P7">Laissez-vous toucher par mes pleurs :</text:p>
      <text:p text:style-name="P7">Rendez-moy ma chere Euridice,</text:p>
      <text:p text:style-name="P7">Ne séparez pas nos deux cœurs.</text:p>
      <text:p text:style-name="P7"/>
      <text:p text:style-name="P7">J’aimois ma compagne de couche,</text:p>
      <text:p text:style-name="P7">La pauvrette m’aimoit aussi :</text:p>
      <text:p text:style-name="P7">Vous seriez pire qu’un Cartouche</text:p>
      <text:p text:style-name="P7">De la vouloir garder icy.</text:p>
      <text:p text:style-name="P7"/>
      <text:p text:style-name="P7">Laissez-vous toucher par mes pleurs,</text:p>
      <text:p text:style-name="P7">Rendez-moy ma chere Euridice,</text:p>
      <text:p text:style-name="P7">Ne séparez pas nos deux cœurs.</text:p>
      <text:p text:style-name="P7"/>
      <text:p text:style-name="P7"><text:span text:style-name="_3c_pb_3e_"><text:span text:style-name="T1">[1</text:span></text:span><text:span text:style-name="_3c_pb_3e_">6</text:span><text:span text:style-name="_3c_pb_3e_"><text:span text:style-name="T1">]</text:span></text:span>Vous avez ressenty la flâme</text:p>
      <text:p text:style-name="P7">Du Dieu dont j’épouve les traits,</text:p>
      <text:p text:style-name="P7">Quand vous prites pour vostre femme</text:p>
      <text:p text:style-name="P7">L’aimable fille de Cérés.</text:p>
      <text:p text:style-name="P7"/>
      <text:p text:style-name="P7"><text:span text:style-name="_3c_pb_3e_"><text:span text:style-name="T1">[1</text:span></text:span><text:span text:style-name="_3c_pb_3e_">7</text:span><text:span text:style-name="_3c_pb_3e_"><text:span text:style-name="T1">]</text:span></text:span>Par cette Épouse si chere</text:p>
      <text:p text:style-name="P7">Lachez l’objet de mes vœux.</text:p>
      <text:p text:style-name="P7">Que de retour sur la terre</text:p>
      <text:p text:style-name="P7">Nous puissions encor tous deux</text:p>
      <text:p text:style-name="P7">Laire lan la landerirette</text:p>
      <text:p text:style-name="P7">Laire lan la landerira.</text:p>
      <text:p text:style-name="P7"/>
      <text:p text:style-name="P8"><text:span text:style-name="_3c_pb_3e_"><text:span text:style-name="T1">[1</text:span></text:span><text:span text:style-name="_3c_pb_3e_">8</text:span><text:span text:style-name="_3c_pb_3e_"><text:span text:style-name="T1">]</text:span></text:span>Un exces d’amour conjugal</text:p>
      <text:p text:style-name="P8">M’amene dans ce lieu fatal :</text:p>
      <text:p text:style-name="P8">Mon nom apres cette aventure</text:p>
      <text:p text:style-name="P8">Sera placé dans le Mercure.</text:p>
      <text:p text:style-name="P8"/>
      <text:p text:style-name="P8"><text:span text:style-name="_3c_pb_3e_"><text:span text:style-name="T1">[1</text:span></text:span><text:span text:style-name="_3c_pb_3e_">9</text:span><text:span text:style-name="_3c_pb_3e_"><text:span text:style-name="T1">]</text:span></text:span>Que d’apas à ma fripone !</text:p>
      <text:p text:style-name="P8">Quels minois ! Quel teint ! quels yeux !</text:p>
      <text:p text:style-name="P8">Sans vouloir choquer personne</text:p>
      <text:p text:style-name="P8">Il n’est pas dans ces bas lieux</text:p>
      <text:p text:style-name="P8">Plus joly chignon, mirliton mirlitaine,</text:p>
      <text:p text:style-name="P8">Plus joly chignon dondon.</text:p>
      <text:p text:style-name="P7"/>
      <text:p text:style-name="P8"><text:span text:style-name="_3c_pb_3e_"><text:span text:style-name="T1">[</text:span></text:span><text:span text:style-name="_3c_pb_3e_">20</text:span><text:span text:style-name="_3c_pb_3e_"><text:span text:style-name="T1">]</text:span></text:span>Je viens expres au Sabat, en robbe longue, en rabat,</text:p>
      <text:p text:style-name="P8">Chercher mon Euridice qui manque à mon grabat.</text:p>
      <text:p text:style-name="_3c_label_3e_">Deuxième couplet</text:p>
      <text:p text:style-name="P12"><text:span text:style-name="_3c_pb_3e_"><text:span text:style-name="T4">[</text:span></text:span><text:span text:style-name="_3c_pb_3e_"><text:span text:style-name="T3">21</text:span></text:span><text:span text:style-name="_3c_pb_3e_"><text:span text:style-name="T4">]</text:span></text:span>Si vous aimez le muscat,</text:p>
      <text:p text:style-name="P12">J’en ay du plus delicat.</text:p>
      <text:p text:style-name="P12"><text:soft-page-break/>Jambon, boudin, saucisse,</text:p>
      <text:p text:style-name="P12">Le présent n’est pas fat.</text:p>
      <text:p text:style-name="P12"/>
      <text:p text:style-name="P12">Pluton surpris d’entendre</text:p>
      <text:p text:style-name="P12">Des discours si touchans :</text:p>
      <text:p text:style-name="P12">« Prens-la sans pour attendre,</text:p>
      <text:p text:style-name="P12">Avec <text:span text:style-name="_3c_pb_3e_"><text:span text:style-name="T4">[</text:span></text:span><text:span text:style-name="_3c_pb_3e_"><text:span text:style-name="T3">22</text:span></text:span><text:span text:style-name="_3c_pb_3e_"><text:span text:style-name="T4">]</text:span></text:span>la clef des champs.</text:p>
      <text:p text:style-name="P12">Va-t’en gay, d’un ai<text:span text:style-name="T12">r</text:span> gay,</text:p>
      <text:p text:style-name="P12">En batteau, dessus l’eau.</text:p>
      <text:p text:style-name="P12"/>
      <text:p text:style-name="P12">Emmeine ta Conquete,</text:p>
      <text:p text:style-name="P12">Mais prens garde en chemin</text:p>
      <text:p text:style-name="P13">De <text:span text:style-name="_3c_pb_3e_"><text:span text:style-name="T4">[</text:span></text:span><text:span text:style-name="_3c_pb_3e_"><text:span text:style-name="T3">2</text:span></text:span><text:span text:style-name="_3c_pb_3e_"><text:span text:style-name="T8">3</text:span></text:span><text:span text:style-name="_3c_pb_3e_"><text:span text:style-name="T4">]</text:span></text:span>détourner la teste</text:p>
      <text:p text:style-name="P12">Ou tu voudras en vain.</text:p>
      <text:p text:style-name="P12">Et flon flon la lira dondaine,</text:p>
      <text:p text:style-name="P12">Flon flon flon la lira dondon.</text:p>
      <text:p text:style-name="P12"/>
      <text:p text:style-name="P12">Partons, mon fils,</text:p>
      <text:p text:style-name="P12">Me suis-tu ma poulette ?</text:p>
      <text:p text:style-name="P12">Ouy, je te suis ;</text:p>
      <text:p text:style-name="P12">Prens-moy par ma Jaquette,</text:p>
      <text:p text:style-name="P12">Doublons le pas, allons, allons, allons,</text:p>
      <text:p text:style-name="P12">Allons à la guinguette, allons.</text:p>
      <text:p text:style-name="P12"/>
      <text:p text:style-name="P13"><text:span text:style-name="_3c_pb_3e_"><text:span text:style-name="T4">[</text:span></text:span><text:span text:style-name="_3c_pb_3e_"><text:span text:style-name="T3">2</text:span></text:span><text:span text:style-name="_3c_pb_3e_"><text:span text:style-name="T8">4</text:span></text:span><text:span text:style-name="_3c_pb_3e_"><text:span text:style-name="T4">]</text:span></text:span>Chantez la victoire <text:span text:style-name="T11">éclatante</text:span></text:p>
      <text:p text:style-name="P13"><text:span text:style-name="T11">Q</text:span>ue remporte le tendre amour :</text:p>
      <text:p text:style-name="P12">Son ardeur est triomphante</text:p>
      <text:p text:style-name="P13"><text:span text:style-name="_3c_pb_3e_"><text:span text:style-name="T4">[</text:span></text:span><text:span text:style-name="_3c_pb_3e_"><text:span text:style-name="T3">2</text:span></text:span><text:span text:style-name="_3c_pb_3e_"><text:span text:style-name="T8">5</text:span></text:span><text:span text:style-name="_3c_pb_3e_"><text:span text:style-name="T4">]</text:span></text:span>Jusque dans le sombre sejour,</text:p>
      <text:p text:style-name="P12">Sonnez houbois, battez tambour,</text:p>
      <text:p text:style-name="P13">Chantez la victoire éclatante</text:p>
      <text:p text:style-name="P13"><text:span text:style-name="T11">Q</text:span>ue remporte le tendr<text:span text:style-name="T11">e </text:span>amour.</text:p>
      <text:p text:style-name="_3c_label_3e_">Chœur</text:p>
      <text:p text:style-name="P14">Chantons la Victoire éclatante</text:p>
      <text:p text:style-name="P14">Que remporte le tendre amour :</text:p>
      <text:p text:style-name="P14"><text:span text:style-name="_3c_pb_3e_"><text:span text:style-name="T4">[</text:span></text:span><text:span text:style-name="_3c_pb_3e_"><text:span text:style-name="T7">2</text:span></text:span><text:span text:style-name="_3c_pb_3e_"><text:span text:style-name="T3">6</text:span></text:span><text:span text:style-name="_3c_pb_3e_"><text:span text:style-name="T4">]</text:span></text:span>Son ardeur est triomphante</text:p>
      <text:p text:style-name="P14">Jusque dans le sombre sejour,</text:p>
      <text:p text:style-name="P14">Sonnez houbois, battez tambour,</text:p>
      <text:p text:style-name="P14">Chantez la vic<text:span text:style-name="T12">t</text:span>oire éclatante</text:p>
      <text:p text:style-name="P14">Que remporte le tendre amour, <text:span text:style-name="T2">etc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c_label_3e_" style:display-name="&lt;label&gt;" style:family="paragraph" style:parent-style-name="Standard">
      <style:paragraph-properties fo:margin-left="1cm" fo:margin-right="1cm" fo:text-indent="0cm" style:auto-text-indent="false"/>
      <style:text-properties fo:font-style="italic"/>
    </style:style>
    <style:style style:name="_3c_l_3e_" style:display-name="&lt;l&gt;" style:family="paragraph" style:parent-style-name="Standard">
      <style:paragraph-properties fo:text-align="end" style:justify-single-word="false"/>
    </style:style>
    <style:style style:name="_3c_pb_3e_" style:display-name="&lt;pb&gt;" style:family="text">
      <style:text-properties fo:color="#ff3333" style:text-position="sub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arolina Suchecka</meta:initial-creator>
    <meta:creation-date>2019-10-09T11:15:47.07</meta:creation-date>
    <dc:date>2020-07-13T16:39:05.413242839</dc:date>
    <meta:editing-duration>PT2H4M20S</meta:editing-duration>
    <meta:editing-cycles>6</meta:editing-cycles>
    <meta:generator>LibreOffice/6.3.5.2$Linux_X86_64 LibreOffice_project/30$Build-2</meta:generator>
    <meta:document-statistic meta:table-count="0" meta:image-count="0" meta:object-count="0" meta:page-count="4" meta:paragraph-count="170" meta:word-count="1008" meta:character-count="5610" meta:non-whitespace-character-count="4772"/>
  </office:meta>
</office:document-meta>
</file>